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<text:s text:c="38"/>meanImp <text:s/>medianImp <text:s text:c="4"/>minImp <text:s text:c="4"/>maxImp <text:s text:c="2"/>normHits <text:s/>decision</text:p>
          </table:table-cell>
        </table:table-row>
        <table:table-row table:style-name="ro1">
          <table:table-cell office:value-type="string" calcext:value-type="string">
            <text:p>CountryCode <text:s text:c="26"/>19.0800197 19.1234553 16.0022796 22.7828830 1.00000000 Confirmed</text:p>
          </table:table-cell>
        </table:table-row>
        <table:table-row table:style-name="ro1">
          <table:table-cell office:value-type="string" calcext:value-type="string">
            <text:p>Days.since.first.case <text:s text:c="16"/>17.8200266 18.0010047 15.3016063 19.3357214 1.00000000 Confirmed</text:p>
          </table:table-cell>
        </table:table-row>
        <table:table-row table:style-name="ro1">
          <table:table-cell office:value-type="string" calcext:value-type="string">
            <text:p>record_date <text:s text:c="26"/>15.1683484 15.8002319 <text:s/>8.5990062 18.7270327 1.00000000 Confirmed</text:p>
          </table:table-cell>
        </table:table-row>
        <table:table-row table:style-name="ro1">
          <table:table-cell office:value-type="string" calcext:value-type="string">
            <text:p>c1_0_action <text:s text:c="27"/>8.7391644 <text:s/>8.8617139 <text:s/>7.0730692 10.2416326 1.00000000 Confirmed</text:p>
          </table:table-cell>
        </table:table-row>
        <table:table-row table:style-name="ro1">
          <table:table-cell office:value-type="string" calcext:value-type="string">
            <text:p>c1_1_action <text:s text:c="27"/>5.5535295 <text:s/>5.5837401 <text:s/>3.2928171 <text:s/>8.1677891 1.00000000 Confirmed</text:p>
          </table:table-cell>
        </table:table-row>
        <table:table-row table:style-name="ro1">
          <table:table-cell office:value-type="string" calcext:value-type="string">
            <text:p>c1_2_action <text:s text:c="26"/>11.3520191 11.4275461 <text:s/>9.2833930 13.2433946 1.00000000 Confirmed</text:p>
          </table:table-cell>
        </table:table-row>
        <table:table-row table:style-name="ro1">
          <table:table-cell office:value-type="string" calcext:value-type="string">
            <text:p>c1_3_action <text:s text:c="26"/>15.5462825 15.7720517 10.2956691 18.7986703 1.00000000 Confirmed</text:p>
          </table:table-cell>
        </table:table-row>
        <table:table-row table:style-name="ro1">
          <table:table-cell office:value-type="string" calcext:value-type="string">
            <text:p>c2_0_action <text:s text:c="26"/>10.1769997 10.1956808 <text:s/>8.8949302 11.7536096 1.00000000 Confirmed</text:p>
          </table:table-cell>
        </table:table-row>
        <table:table-row table:style-name="ro1">
          <table:table-cell office:value-type="string" calcext:value-type="string">
            <text:p>c2_1_action <text:s text:c="26"/>11.9129240 11.9576137 <text:s/>7.9568569 15.1252018 1.00000000 Confirmed</text:p>
          </table:table-cell>
        </table:table-row>
        <table:table-row table:style-name="ro1">
          <table:table-cell office:value-type="string" calcext:value-type="string">
            <text:p>c2_2_action <text:s text:c="26"/>12.2872728 12.2477337 <text:s/>9.6016029 14.7074241 1.00000000 Confirmed</text:p>
          </table:table-cell>
        </table:table-row>
        <table:table-row table:style-name="ro1">
          <table:table-cell office:value-type="string" calcext:value-type="string">
            <text:p>c2_3_action <text:s text:c="26"/>11.9214280 11.8657987 <text:s/>6.6766522 14.8545571 1.00000000 Confirmed</text:p>
          </table:table-cell>
        </table:table-row>
        <table:table-row table:style-name="ro1">
          <table:table-cell office:value-type="string" calcext:value-type="string">
            <text:p>c3_0_action <text:s text:c="27"/>7.7611209 <text:s/>7.6826249 <text:s/>6.4500672 10.0550421 1.00000000 Confirmed</text:p>
          </table:table-cell>
        </table:table-row>
        <table:table-row table:style-name="ro1">
          <table:table-cell office:value-type="string" calcext:value-type="string">
            <text:p>c3_1_action <text:s text:c="26"/>11.6799886 11.9374385 <text:s/>7.1474829 14.3851893 1.00000000 Confirmed</text:p>
          </table:table-cell>
        </table:table-row>
        <table:table-row table:style-name="ro1">
          <table:table-cell office:value-type="string" calcext:value-type="string">
            <text:p>c3_2_action <text:s text:c="26"/>14.9364385 15.2913722 <text:s/>7.6198884 19.1510210 1.00000000 Confirmed</text:p>
          </table:table-cell>
        </table:table-row>
        <table:table-row table:style-name="ro1">
          <table:table-cell office:value-type="string" calcext:value-type="string">
            <text:p>c4_0_action <text:s text:c="26"/>10.1326206 10.0581914 <text:s/>8.5097352 11.8387461 1.00000000 Confirmed</text:p>
          </table:table-cell>
        </table:table-row>
        <table:table-row table:style-name="ro1">
          <table:table-cell office:value-type="string" calcext:value-type="string">
            <text:p>c4_1_action <text:s text:c="27"/>6.0198214 <text:s/>6.0474427 <text:s/>4.1779871 <text:s/>7.6409840 1.00000000 Confirmed</text:p>
          </table:table-cell>
        </table:table-row>
        <table:table-row table:style-name="ro1">
          <table:table-cell office:value-type="string" calcext:value-type="string">
            <text:p>c4_2_action <text:s text:c="27"/>6.8081319 <text:s/>6.8070823 <text:s/>4.1524400 <text:s/>9.4657502 1.00000000 Confirmed</text:p>
          </table:table-cell>
        </table:table-row>
        <table:table-row table:style-name="ro1">
          <table:table-cell office:value-type="string" calcext:value-type="string">
            <text:p>c4_3_action <text:s text:c="26"/>14.2184894 14.0338677 11.0573879 17.0973702 1.00000000 Confirmed</text:p>
          </table:table-cell>
        </table:table-row>
        <table:table-row table:style-name="ro1">
          <table:table-cell office:value-type="string" calcext:value-type="string">
            <text:p>c4_4_action <text:s text:c="26"/>14.8081970 14.7429464 12.5920888 17.6437284 1.00000000 Confirmed</text:p>
          </table:table-cell>
        </table:table-row>
        <table:table-row table:style-name="ro1">
          <table:table-cell office:value-type="string" calcext:value-type="string">
            <text:p>c5_0_action <text:s text:c="26"/>13.4810638 13.3315946 11.1117309 17.2730757 1.00000000 Confirmed</text:p>
          </table:table-cell>
        </table:table-row>
        <table:table-row table:style-name="ro1">
          <table:table-cell office:value-type="string" calcext:value-type="string">
            <text:p>c5_1_action <text:s text:c="27"/>9.6994176 <text:s/>9.5502069 <text:s/>7.0421837 13.9020530 1.00000000 Confirmed</text:p>
          </table:table-cell>
        </table:table-row>
        <table:table-row table:style-name="ro1">
          <table:table-cell office:value-type="string" calcext:value-type="string">
            <text:p>c5_2_action <text:s text:c="26"/>14.4655433 14.5003713 10.1412297 17.3722774 1.00000000 Confirmed</text:p>
          </table:table-cell>
        </table:table-row>
        <table:table-row table:style-name="ro1">
          <table:table-cell office:value-type="string" calcext:value-type="string">
            <text:p>c6_0_action <text:s text:c="26"/>10.0938845 <text:s/>9.9669349 <text:s/>8.5037810 12.2743331 1.00000000 Confirmed</text:p>
          </table:table-cell>
        </table:table-row>
        <table:table-row table:style-name="ro1">
          <table:table-cell office:value-type="string" calcext:value-type="string">
            <text:p>c6_1_action <text:s text:c="26"/>12.1182651 12.0683186 10.7354098 13.4406584 1.00000000 Confirmed</text:p>
          </table:table-cell>
        </table:table-row>
        <table:table-row table:style-name="ro1">
          <table:table-cell office:value-type="string" calcext:value-type="string">
            <text:p>c6_2_action <text:s text:c="26"/>10.6870453 10.6376829 <text:s/>8.6314574 12.8120979 1.00000000 Confirmed</text:p>
          </table:table-cell>
        </table:table-row>
        <table:table-row table:style-name="ro1">
          <table:table-cell office:value-type="string" calcext:value-type="string">
            <text:p>c6_3_action <text:s text:c="27"/>9.5832656 <text:s/>9.6397929 <text:s/>6.7774708 12.3504079 1.00000000 Confirmed</text:p>
          </table:table-cell>
        </table:table-row>
        <table:table-row table:style-name="ro1">
          <table:table-cell office:value-type="string" calcext:value-type="string">
            <text:p>c7_0_action <text:s text:c="26"/>11.4242530 11.3533318 <text:s/>9.6497798 13.5982208 1.00000000 Confirmed</text:p>
          </table:table-cell>
        </table:table-row>
        <table:table-row table:style-name="ro1">
          <table:table-cell office:value-type="string" calcext:value-type="string">
            <text:p>c7_1_action <text:s text:c="26"/>10.5212879 10.8830745 <text:s/>6.1547600 13.8353320 1.00000000 Confirmed</text:p>
          </table:table-cell>
        </table:table-row>
        <table:table-row table:style-name="ro1">
          <table:table-cell office:value-type="string" calcext:value-type="string">
            <text:p>c7_2_action <text:s text:c="26"/>14.5260826 14.2601188 12.5836570 17.7063428 1.00000000 Confirmed</text:p>
          </table:table-cell>
        </table:table-row>
        <table:table-row table:style-name="ro1">
          <table:table-cell office:value-type="string" calcext:value-type="string">
            <text:p>c8_0_action <text:s text:c="27"/>8.3377430 <text:s/>8.3533756 <text:s/>6.3663500 <text:s/>9.9728832 1.00000000 Confirmed</text:p>
          </table:table-cell>
        </table:table-row>
        <table:table-row table:style-name="ro1">
          <table:table-cell office:value-type="string" calcext:value-type="string">
            <text:p>c8_1_action <text:s text:c="27"/>5.4361802 <text:s/>5.3790547 <text:s/>3.8249032 <text:s/>7.3598801 1.00000000 Confirmed</text:p>
          </table:table-cell>
        </table:table-row>
        <table:table-row table:style-name="ro1">
          <table:table-cell office:value-type="string" calcext:value-type="string">
            <text:p>c8_2_action <text:s text:c="26"/>12.5659912 12.6460299 <text:s/>6.3485174 15.0549226 1.00000000 Confirmed</text:p>
          </table:table-cell>
        </table:table-row>
        <table:table-row table:style-name="ro1">
          <table:table-cell office:value-type="string" calcext:value-type="string">
            <text:p>c8_3_action <text:s text:c="26"/>13.6580735 13.5501636 11.6449944 16.2821060 1.00000000 Confirmed</text:p>
          </table:table-cell>
        </table:table-row>
        <table:table-row table:style-name="ro1">
          <table:table-cell office:value-type="string" calcext:value-type="string">
            <text:p>c8_4_action <text:s text:c="26"/>14.2096960 14.1886451 11.8222899 17.4523798 1.00000000 Confirmed</text:p>
          </table:table-cell>
        </table:table-row>
        <table:table-row table:style-name="ro1">
          <table:table-cell office:value-type="string" calcext:value-type="string">
            <text:p>e1_0_action <text:s text:c="26"/>13.1982233 13.2446236 11.9873529 14.2318749 1.00000000 Confirmed</text:p>
          </table:table-cell>
        </table:table-row>
        <table:table-row table:style-name="ro1">
          <table:table-cell office:value-type="string" calcext:value-type="string">
            <text:p>e1_1_action <text:s text:c="26"/>12.1895243 12.3197874 <text:s/>9.5299549 15.3032212 1.00000000 Confirmed</text:p>
          </table:table-cell>
        </table:table-row>
        <table:table-row table:style-name="ro1">
          <table:table-cell office:value-type="string" calcext:value-type="string">
            <text:p>e1_2_action <text:s text:c="27"/>8.3978232 <text:s/>8.4932085 <text:s/>7.1748376 10.2295936 1.00000000 Confirmed</text:p>
          </table:table-cell>
        </table:table-row>
        <table:table-row table:style-name="ro1">
          <table:table-cell office:value-type="string" calcext:value-type="string">
            <text:p>e2_0_action <text:s text:c="26"/>12.0942586 12.0106348 <text:s/>9.2225622 15.6904247 1.00000000 Confirmed</text:p>
          </table:table-cell>
        </table:table-row>
        <table:table-row table:style-name="ro1">
          <table:table-cell office:value-type="string" calcext:value-type="string">
            <text:p>e2_1_action <text:s text:c="26"/>14.2908538 14.5539658 <text:s/>8.0829316 16.7095267 1.00000000 Confirmed</text:p>
          </table:table-cell>
        </table:table-row>
        <table:table-row table:style-name="ro1">
          <table:table-cell office:value-type="string" calcext:value-type="string">
            <text:p>e2_2_action <text:s text:c="27"/>8.5191833 <text:s/>8.4376366 <text:s/>7.4646367 11.3196412 1.00000000 Confirmed</text:p>
          </table:table-cell>
        </table:table-row>
        <table:table-row table:style-name="ro1">
          <table:table-cell office:value-type="string" calcext:value-type="string">
            <text:p>h1_0_action <text:s text:c="27"/>3.1100736 <text:s/>3.1253976 <text:s/>2.0666880 <text:s/>4.5316663 0.73134328 Confirmed</text:p>
          </table:table-cell>
        </table:table-row>
        <table:table-row table:style-name="ro1">
          <table:table-cell office:value-type="string" calcext:value-type="string">
            <text:p>h1_1_action <text:s text:c="27"/>9.9271825 <text:s/>9.9134381 <text:s/>6.6416546 11.8584397 1.00000000 Confirmed</text:p>
          </table:table-cell>
        </table:table-row>
        <table:table-row table:style-name="ro1">
          <table:table-cell office:value-type="string" calcext:value-type="string">
            <text:p>h1_2_action <text:s text:c="26"/>17.4811084 17.4701844 13.6423966 20.9796440 1.00000000 Confirmed</text:p>
          </table:table-cell>
        </table:table-row>
        <table:table-row table:style-name="ro1">
          <table:table-cell office:value-type="string" calcext:value-type="string">
            <text:p>h2_0_action <text:s text:c="27"/>4.5242917 <text:s/>4.5702012 <text:s/>2.2810262 <text:s/>7.2783863 0.92537313 Confirmed</text:p>
          </table:table-cell>
        </table:table-row>
        <table:table-row table:style-name="ro1">
          <table:table-cell office:value-type="string" calcext:value-type="string">
            <text:p>h2_1_action <text:s text:c="26"/>14.4909703 14.6770611 10.3108118 20.0949231 1.00000000 Confirmed</text:p>
          </table:table-cell>
        </table:table-row>
        <table:table-row table:style-name="ro1">
          <table:table-cell office:value-type="string" calcext:value-type="string">
            <text:p>h2_2_action <text:s text:c="26"/>15.8560508 15.9018740 12.7852173 18.0100180 1.00000000 Confirmed</text:p>
          </table:table-cell>
        </table:table-row>
        <table:table-row table:style-name="ro1">
          <table:table-cell office:value-type="string" calcext:value-type="string">
            <text:p>h2_3_action <text:s text:c="26"/>10.5806637 10.6834656 <text:s/>7.8455701 12.7563202 1.00000000 Confirmed</text:p>
          </table:table-cell>
        </table:table-row>
        <table:table-row table:style-name="ro1">
          <table:table-cell office:value-type="string" calcext:value-type="string">
            <text:p>h3_0_action <text:s text:c="26"/>12.6076951 12.9814459 <text:s/>7.4850812 15.6221744 1.00000000 Confirmed</text:p>
          </table:table-cell>
        </table:table-row>
        <table:table-row table:style-name="ro1">
          <table:table-cell office:value-type="string" calcext:value-type="string">
            <text:p>h3_1_action <text:s text:c="26"/>16.7557191 16.8751295 13.6328085 20.3530214 1.00000000 Confirmed</text:p>
          </table:table-cell>
        </table:table-row>
        <table:table-row table:style-name="ro1">
          <table:table-cell office:value-type="string" calcext:value-type="string">
            <text:p>h3_2_action <text:s text:c="26"/>18.4916213 18.4874623 13.8458858 22.1316069 1.00000000 Confirmed</text:p>
          </table:table-cell>
        </table:table-row>
        <table:table-row table:style-name="ro1">
          <table:table-cell office:value-type="string" calcext:value-type="string">
            <text:p>E3_Fiscal.measures <text:s text:c="20"/>0.9695541 <text:s/>1.0588071 -0.6416310 <text:s/>2.1998052 0.00000000 <text:s/>Rejected</text:p>
          </table:table-cell>
        </table:table-row>
        <table:table-row table:style-name="ro1">
          <table:table-cell office:value-type="string" calcext:value-type="string">
            <text:p>E4_International.support <text:s text:c="14"/>0.5544276 <text:s/>0.8074891 -0.9478849 <text:s/>1.8810790 0.00000000 <text:s/>Rejected</text:p>
          </table:table-cell>
        </table:table-row>
        <table:table-row table:style-name="ro1">
          <table:table-cell office:value-type="string" calcext:value-type="string">
            <text:p>H4_Emergency.investment.in.healthcare <text:s/>0.5738542 <text:s/>0.5307416 -1.4547570 <text:s/>1.7353083 0.00000000 <text:s/>Rejected</text:p>
          </table:table-cell>
        </table:table-row>
        <table:table-row table:style-name="ro1">
          <table:table-cell office:value-type="string" calcext:value-type="string">
            <text:p>H5_Investment.in.vaccines <text:s text:c="12"/>-1.6422634 -1.6161338 -2.9012230 <text:s/>0.2507891 0.00000000 <text:s/>Rejected</text:p>
          </table:table-cell>
        </table:table-row>
        <table:table-row table:style-name="ro1">
          <table:table-cell office:value-type="string" calcext:value-type="string">
            <text:p>Outputvalue_lag1 <text:s text:c="21"/>26.5137788 26.3863833 23.9640923 28.4377301 1.00000000 Confirmed</text:p>
          </table:table-cell>
        </table:table-row>
        <table:table-row table:style-name="ro1">
          <table:table-cell office:value-type="string" calcext:value-type="string">
            <text:p>Outputvalue_lag2 <text:s text:c="21"/>26.6553758 26.5545275 24.7290104 28.8156227 1.00000000 Confirmed</text:p>
          </table:table-cell>
        </table:table-row>
        <table:table-row table:style-name="ro1">
          <table:table-cell office:value-type="string" calcext:value-type="string">
            <text:p>Outputvalue_lag3 <text:s text:c="21"/>25.6116211 25.6074831 23.5622797 27.5491676 1.00000000 Confirmed</text:p>
          </table:table-cell>
        </table:table-row>
        <table:table-row table:style-name="ro1">
          <table:table-cell office:value-type="string" calcext:value-type="string">
            <text:p>Outputvalue_lag4 <text:s text:c="21"/>24.8212310 24.8431326 23.0179767 26.9415496 1.00000000 Confirmed</text:p>
          </table:table-cell>
        </table:table-row>
        <table:table-row table:style-name="ro1">
          <table:table-cell office:value-type="string" calcext:value-type="string">
            <text:p>Outputvalue_lag5 <text:s text:c="21"/>23.2608250 23.2354647 21.1686982 25.7102085 1.00000000 Confirmed</text:p>
          </table:table-cell>
        </table:table-row>
        <table:table-row table:style-name="ro1">
          <table:table-cell office:value-type="string" calcext:value-type="string">
            <text:p>Outputvalue_lag6 <text:s text:c="21"/>22.9164697 22.9560356 20.5610895 25.4908975 1.00000000 Confirmed</text:p>
          </table:table-cell>
        </table:table-row>
        <table:table-row table:style-name="ro1">
          <table:table-cell office:value-type="string" calcext:value-type="string">
            <text:p>Outputvalue_lag7 <text:s text:c="21"/>24.5793424 24.5536357 22.8987579 26.8091443 1.00000000 Confirmed</text:p>
          </table:table-cell>
        </table:table-row>
        <table:table-row table:style-name="ro1">
          <table:table-cell office:value-type="string" calcext:value-type="string">
            <text:p>population_density <text:s text:c="19"/>19.2128403 19.4510020 13.1941689 21.7239969 1.00000000 Confirmed</text:p>
          </table:table-cell>
        </table:table-row>
        <table:table-row table:style-name="ro1">
          <table:table-cell office:value-type="string" calcext:value-type="string">
            <text:p>gdp_per_capita <text:s text:c="23"/>14.8298359 14.8548414 11.6294469 17.2982760 1.00000000 Confirmed</text:p>
          </table:table-cell>
        </table:table-row>
        <table:table-row table:style-name="ro1">
          <table:table-cell office:value-type="string" calcext:value-type="string">
            <text:p>cvd_death_rate <text:s text:c="23"/>15.4203351 15.3883667 13.6448916 17.1895789 1.00000000 Confirmed</text:p>
          </table:table-cell>
        </table:table-row>
        <table:table-row table:style-name="ro1">
          <table:table-cell office:value-type="string" calcext:value-type="string">
            <text:p>handwashing_facilities <text:s text:c="15"/>14.7572586 14.7834063 12.6889529 16.9196939 1.00000000 Confirmed</text:p>
          </table:table-cell>
        </table:table-row>
        <table:table-row table:style-name="ro1">
          <table:table-cell office:value-type="string" calcext:value-type="string">
            <text:p>hospital_beds_per_thousand <text:s text:c="11"/>14.5798721 14.4396978 11.8021798 17.1605918 1.00000000 Confirmed</text:p>
          </table:table-cell>
        </table:table-row>
        <table:table-row table:style-name="ro1">
          <table:table-cell office:value-type="string" calcext:value-type="string">
            <text:p>female_smokers <text:s text:c="23"/>17.1194897 17.2069783 15.1370807 19.5366894 1.00000000 Confirmed</text:p>
          </table:table-cell>
        </table:table-row>
        <table:table-row table:style-name="ro1">
          <table:table-cell office:value-type="string" calcext:value-type="string">
            <text:p>male_smokers <text:s text:c="25"/>15.3444224 15.1828606 12.3950378 18.8226639 1.00000000 Confirmed</text:p>
          </table:table-cell>
        </table:table-row>
        <table:table-row table:style-name="ro1">
          <table:table-cell office:value-type="string" calcext:value-type="string">
            <text:p>life_expectancy <text:s text:c="22"/>14.7327315 14.8291285 11.5392708 16.1879477 1.00000000 Confirmed</text:p>
          </table:table-cell>
        </table:table-row>
        <table:table-row table:style-name="ro1">
          <table:table-cell office:value-type="string" calcext:value-type="string">
            <text:p>aged_65_older_sum <text:s text:c="20"/>16.9925040 16.9459308 13.9396290 20.0638669 1.00000000 Confirmed</text:p>
          </table:table-cell>
        </table:table-row>
        <table:table-row table:style-name="ro1">
          <table:table-cell office:value-type="string" calcext:value-type="string">
            <text:p>humidity <text:s text:c="29"/>16.6400635 16.7186957 14.6111847 18.9221816 1.00000000 Confirmed</text:p>
          </table:table-cell>
        </table:table-row>
        <table:table-row table:style-name="ro1">
          <table:table-cell office:value-type="string" calcext:value-type="string">
            <text:p>weather_situation <text:s text:c="21"/>7.0008667 <text:s/>6.8881626 <text:s/>5.2865270 <text:s/>8.7550257 1.00000000 Confirmed</text:p>
          </table:table-cell>
        </table:table-row>
        <table:table-row table:style-name="ro1">
          <table:table-cell office:value-type="string" calcext:value-type="string">
            <text:p>temperature <text:s text:c="26"/>21.4535253 21.4661419 17.1386623 25.0314071 1.00000000 Confirmed</text:p>
          </table:table-cell>
        </table:table-row>
        <table:table-row table:style-name="ro1">
          <table:table-cell office:value-type="string" calcext:value-type="string">
            <text:p>windSpeed <text:s text:c="28"/>14.9143328 14.8539656 13.4736385 17.1932129 1.00000000 Confirmed</text:p>
          </table:table-cell>
        </table:table-row>
        <table:table-row table:style-name="ro1">
          <table:table-cell office:value-type="string" calcext:value-type="string">
            <text:p>Number.of.Tweet <text:s text:c="22"/>21.3035900 21.2844166 18.8458495 22.7286096 1.00000000 Confirmed</text:p>
          </table:table-cell>
        </table:table-row>
        <table:table-row table:style-name="ro1">
          <table:table-cell office:value-type="string" calcext:value-type="string">
            <text:p>Sentiments <text:s text:c="27"/>12.3642096 12.4595274 <text:s/>9.8108819 14.6127241 1.00000000 Confirmed</text:p>
          </table:table-cell>
        </table:table-row>
        <table:table-row table:style-name="ro1">
          <table:table-cell office:value-type="string" calcext:value-type="string">
            <text:p>isHoliday <text:s text:c="29"/>1.8561297 <text:s/>1.7881054 -0.6234917 <text:s/>3.8531002 0.19402985 <text:s/>Rejected</text:p>
          </table:table-cell>
        </table:table-row>
        <table:table-row table:style-name="ro1">
          <table:table-cell office:value-type="string" calcext:value-type="string">
            <text:p>urbanPopulation <text:s text:c="22"/>15.7703581 15.7224754 14.1187084 17.4313262 1.00000000 Confirmed</text:p>
          </table:table-cell>
        </table:table-row>
        <table:table-row table:style-name="ro1">
          <table:table-cell office:value-type="string" calcext:value-type="string">
            <text:p>healthExpenditure <text:s text:c="20"/>16.9367839 16.9110859 15.2781271 18.8182005 1.00000000 Confirmed</text:p>
          </table:table-cell>
        </table:table-row>
        <table:table-row table:style-name="ro1">
          <table:table-cell office:value-type="string" calcext:value-type="string">
            <text:p>Month <text:s text:c="32"/>10.6030123 10.6747958 <text:s/>6.8448224 13.0525292 1.00000000 Confirmed</text:p>
          </table:table-cell>
        </table:table-row>
        <table:table-row table:style-name="ro1">
          <table:table-cell office:value-type="string" calcext:value-type="string">
            <text:p>Day_of_Month <text:s text:c="26"/>7.1871487 <text:s/>7.0337124 <text:s/>5.3205602 <text:s/>9.3079829 1.00000000 Confirmed</text:p>
          </table:table-cell>
        </table:table-row>
        <table:table-row table:style-name="ro1">
          <table:table-cell office:value-type="string" calcext:value-type="string">
            <text:p>Day_of_Week <text:s text:c="27"/>4.6192775 <text:s/>4.7711964 <text:s/>2.4346697 <text:s/>7.8131252 0.94029851 Confirmed</text:p>
          </table:table-cell>
        </table:table-row>
        <table:table-row table:style-name="ro1">
          <table:table-cell office:value-type="string" calcext:value-type="string">
            <text:p>is_weekend <text:s text:c="28"/>1.3439754 <text:s/>1.2163346 -0.6423568 <text:s/>2.8842516 0.02985075 <text:s/>Rejected</text:p>
          </table:table-cell>
        </table:table-row>
        <table:table-row table:style-name="ro1">
          <table:table-cell office:value-type="string" calcext:value-type="string">
            <text:p>continent <text:s text:c="28"/>11.9922912 12.0472567 10.5271823 13.7301609 1.00000000 Confirm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6:52:51.285461333</meta:creation-date>
    <dc:date>2020-10-03T20:07:59.393653038</dc:date>
    <meta:editing-duration>PT3H4M58S</meta:editing-duration>
    <meta:editing-cycles>1</meta:editing-cycles>
    <meta:document-statistic meta:table-count="1" meta:cell-count="85" meta:object-count="0"/>
    <meta:generator>LibreOffice/6.0.7.3$Linux_X86_64 LibreOffice_project/00m0$Build-3</meta:generator>
  </office:meta>
</office:document-meta>
</file>